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3mm"/>
    </style:style>
    <style:style style:name="co2" style:family="table-column">
      <style:table-column-properties fo:break-before="auto" style:column-width="20.57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24.8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0.2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44.17mm" fo:break-before="auto" style:use-optimal-row-height="true"/>
    </style:style>
    <style:style style:name="ro5" style:family="table-row">
      <style:table-row-properties style:row-height="75.92mm" fo:break-before="auto" style:use-optimal-row-height="true"/>
    </style:style>
    <style:style style:name="ro6" style:family="table-row">
      <style:table-row-properties style:row-height="79.89mm" fo:break-before="auto" style:use-optimal-row-height="true"/>
    </style:style>
    <style:style style:name="ro7" style:family="table-row">
      <style:table-row-properties style:row-height="107.67mm" fo:break-before="auto" style:use-optimal-row-height="true"/>
    </style:style>
    <style:style style:name="ro8" style:family="table-row">
      <style:table-row-properties style:row-height="123.54mm" fo:break-before="auto" style:use-optimal-row-height="true"/>
    </style:style>
    <style:style style:name="ro9" style:family="table-row">
      <style:table-row-properties style:row-height="171.17mm" fo:break-before="auto" style:use-optimal-row-height="true"/>
    </style:style>
    <style:style style:name="ro10" style:family="table-row">
      <style:table-row-properties style:row-height="175.14mm" fo:break-before="auto" style:use-optimal-row-height="true"/>
    </style:style>
    <style:style style:name="ro11" style:family="table-row">
      <style:table-row-properties style:row-height="183.07mm" fo:break-before="auto" style:use-optimal-row-height="true"/>
    </style:style>
    <style:style style:name="ro12" style:family="table-row">
      <style:table-row-properties style:row-height="202.83mm" fo:break-before="auto" style:use-optimal-row-height="true"/>
    </style:style>
    <style:style style:name="ro13" style:family="table-row">
      <style:table-row-properties style:row-height="270.39mm" fo:break-before="auto" style:use-optimal-row-height="true"/>
    </style:style>
    <style:style style:name="ro14" style:family="table-row">
      <style:table-row-properties style:row-height="298.47mm" fo:break-before="auto" style:use-optimal-row-height="true"/>
    </style:style>
    <style:style style:name="ro15" style:family="table-row">
      <style:table-row-properties style:row-height="194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Type de SPSA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de physiqu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mmentaires</text:p>
          </table:table-cell>
          <table:table-cell office:value-type="string" calcext:value-type="string">
            <text:p>Méthode d’obtention ?</text:p>
          </table:table-cell>
          <table:table-cell/>
          <table:table-cell office:value-type="string" calcext:value-type="string">
            <text:p>Résultat</text:p>
          </table:table-cell>
          <table:table-cell office:value-type="string" calcext:value-type="string">
            <text:p>Utilisateur </text:p>
          </table:table-cell>
          <table:table-cell table:style-name="Default" office:value-type="string" calcext:value-type="string">
            <text:p>Stockage des données/Graphiques</text:p>
          </table:table-cell>
        </table:table-row>
        <table:table-row table:style-name="ro2">
          <table:table-cell office:value-type="string" calcext:value-type="string">
            <text:p>Object SPSA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,dtype=complex),'cost_func':Cost_func,</text:p>
            <text:p>      'tol':1e-8,'n_iter':500,'gamma':0.7,'alpha':0.3,'A':1e-5,'comp':True} </text:p>
            <text:p/>
            <text:p>Paramètres a et c modifiés :</text:p>
            <text:p>Test_SPSA.c*=SPM_obj.Y_eta.mean()/10.</text:p>
            <text:p>Test_SPSA.a*=SPM_obj.Y_eta.mean()/100.</text:p>
            <text:p/>
            <text:p>Fait avec la version du 27/06/2018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Convergence lente (qualitatif)</text:p>
          </table:table-cell>
          <table:table-cell office:value-type="string" calcext:value-type="string">
            <text:p>G. Koenig</text:p>
          </table:table-cell>
          <table:table-cell table:style-name="Default" office:value-type="string" calcext:value-type="string">
            <text:p>Ordinateur de Guillaume : /home/koenig.g/These/1ERE_ANNEE/JUIN_18/27_06/GRAPHIQUES/Coupling_SPSA_Serpent_de_Mer</text:p>
          </table:table-cell>
        </table:table-row>
        <table:table-row table:style-name="ro2">
          <table:table-cell office:value-type="string" calcext:value-type="string">
            <text:p>Object SPSA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,dtype=complex),'cost_func':Cost_func,</text:p>
            <text:p>      'tol':1e-8,'n_iter':1000,'gamma':0.7,'alpha':0.3,'A':1e-5,'comp':True} </text:p>
            <text:p/>
            <text:p>Paramètres a et c modifiés :</text:p>
            <text:p>Test_SPSA.c*=SPM_obj.Y_eta.mean()/10.</text:p>
            <text:p>Test_SPSA.a*=SPM_obj.Y_eta.mean()/100.</text:p>
            <text:p/>
            <text:p>Fait avec la version du 27/06/2018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Convergence lente puis divergence (qualitatif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</text:p>
          </table:table-cell>
        </table:table-row>
        <table:table-row table:style-name="ro2">
          <table:table-cell office:value-type="string" calcext:value-type="string">
            <text:p>Object SPSA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,dtype=complex),'cost_func':Cost_func,</text:p>
            <text:p>      'tol':1e-8,'n_iter':1000,'gamma':0.7,'alpha':0.3,'A':1e-5,'comp':True} </text:p>
            <text:p/>
            <text:p>Paramètres a et c modifiés :</text:p>
            <text:p>Test_SPSA.c*=SPM_obj.Y_eta.mean()/10.</text:p>
            <text:p>Test_SPSA.a*=SPM_obj.Y_eta.mean()/200.</text:p>
            <text:p/>
            <text:p>Fait avec la version du 27/06/2018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Convergence (qualitatif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</text:p>
          </table:table-cell>
        </table:table-row>
        <table:table-row table:style-name="ro2">
          <table:table-cell office:value-type="string" calcext:value-type="string">
            <text:p>Object SPSA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,dtype=complex),cost_func':Cost_func,</text:p>
            <text:p>'tol':1e-8,'n_iter':5000,'gamma':0.7,'alpha':0.3,'A':1e-5,'comp':True} </text:p>
            <text:p/>
            <text:p>Paramètres a et c modifiés :</text:p>
            <text:p>Test_SPSA.c*=SPM_obj.Y_eta.mean()/10.</text:p>
            <text:p>Test_SPSA.a*=SPM_obj.Y_eta.mean()/200.</text:p>
            <text:p/>
            <text:p>Fait avec la version du 27/06/2018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Convergence puis divergence (qualitatif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1000,'gamma':0.7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3e-5 en 1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_real_vectors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5000,'gamma':0.7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5 en 5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_real_vectors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10000,'gamma':0.7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3e-6 en 1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_real_vectors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20000,'gamma':0.7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4e-7 en 2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_real_vectors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8 en 35000 itérations (approximativement), on atteint le critère d’arrêt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_real_vectors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7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9,'n_iter':60000,'gamma':0.7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8 en 35000 itérations (approximativement), puis stationne. Pas d’atteinte du critère d’arrêt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7_06/GRAPHIQUES/Coupling_SPSA_Serpent_de_Mer_real_vectors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5,'A':1e-5,'comp':False} </text:p>
            <text:p/>
            <text:p>Paramètres a et c modifiés :</text:p>
            <text:p>Test_SPSA.c*=SPM_obj.Y_eta.mean().real/10.</text:p>
            <text:p>Test_SPSA.a*=SPM_obj.Y_eta.mean().real/15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8e-6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5,'A':1e-5,'comp':False} </text:p>
            <text:p/>
            <text:p>Paramètres a et c modifiés :</text:p>
            <text:p>Test_SPSA.c*=SPM_obj.Y_eta.mean().real/10.</text:p>
            <text:p>Test_SPSA.a*=SPM_obj.Y_eta.mean().real/1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2e-7 en 15000 itérations (approximativement) puis reste stationnair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9,'A':1e-5,'comp':False} </text:p>
            <text:p/>
            <text:p>Paramètres a et c modifiés :</text:p>
            <text:p>Test_SPSA.c*=SPM_obj.Y_eta.mean().real/10.</text:p>
            <text:p>Test_SPSA.a*=SPM_obj.Y_eta.mean().real/1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2e-5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7,'A':1e-5,'comp':False} </text:p>
            <text:p/>
            <text:p>Paramètres a et c modifiés :</text:p>
            <text:p>Test_SPSA.c*=SPM_obj.Y_eta.mean().real/10.</text:p>
            <text:p>Test_SPSA.a*=SPM_obj.Y_eta.mean().real/1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6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7,'A':1e-5,'comp':False} </text:p>
            <text:p/>
            <text:p>Paramètres a et c modifiés :</text:p>
            <text:p>Test_SPSA.c*=SPM_obj.Y_eta.mean().real/10.</text:p>
            <text:p>Test_SPSA.a*=SPM_obj.Y_eta.mean().real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3<text:span text:style-name="T1">e</text:span>-6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3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3,'A':1e-5,'comp':False} </text:p>
            <text:p/>
            <text:p>Paramètres a et c modifiés :</text:p>
            <text:p>Test_SPSA.c*=SPM_obj.Y_eta.mean().real/10.</text:p>
            <text:p>Test_SPSA.a*=SPM_obj.Y_eta.mean().real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2e-6 en 60000 itérations (approximativement), mais de façon extrêmement bruité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5,'A':1e-5,'comp':False} </text:p>
            <text:p/>
            <text:p>Paramètres a et c modifiés :</text:p>
            <text:p>Test_SPSA.c*=SPM_obj.Y_eta.mean().real/10.</text:p>
            <text:p>Test_SPSA.a*=SPM_obj.Y_eta.mean().real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6e-7 en 9000 itérations (approximativement), et continue avec converger lentement et avec beaucoup de bruit ensuit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65,'A':1e-5,'comp':False} </text:p>
            <text:p/>
            <text:p>Paramètres a et c modifiés :</text:p>
            <text:p>Test_SPSA.c*=SPM_obj.Y_eta.mean().real/10.</text:p>
            <text:p>Test_SPSA.a*=SPM_obj.Y_eta.mean().real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5e-8 en 55000 itérations (approximativement), et est très bruité ensuit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8,'n_iter':60000,'gamma':0.7,'alpha':0.7,'A':1e-5,'comp':False} </text:p>
            <text:p/>
            <text:p>Paramètres a et c modifiés :</text:p>
            <text:p>Test_SPSA.c*=SPM_obj.Y_eta.mean().real/10.</text:p>
            <text:p>Test_SPSA.a*=SPM_obj.Y_eta.mean().real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6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MATIN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9,'n_iter':60000,'gamma':0.7,'alpha':0.3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7e-8 en 50000 itérations (approximativement), puis stationn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APRES-MIDI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9,'n_iter':60000,'gamma':0.8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7e-8 en 37000 itérations (approximativement), puis stationn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APRES-MIDI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9,'n_iter':60000,'gamma':0.95,'alpha':0.3,'A':1e-5,'comp':False} </text:p>
            <text:p/>
            <text:p>Paramètres a et c modifiés :</text:p>
            <text:p>Test_SPSA.c*=SPM_obj.Y_eta.mean().real/10.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7e-8 en 37000 itérations (approximativement), puis stationn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APRES-MIDI</text:p>
          </table:table-cell>
        </table:table-row>
        <table:table-row table:style-name="ro2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Paramètres SPSA : Version vanilla, args={'Y':np.zeros(SPM_obj.Y_eta.size*2),'cost_func':Cost_func,</text:p>
            <text:p>      'tol':1e-9,'n_iter':60000,'gamma':0.95,'alpha':0.3,'A':1e-5,'comp':False} </text:p>
            <text:p/>
            <text:p>Paramètres a et c modifiés :</text:p>
            <text:p>Test_SPSA.c*=SPM_obj.Y_eta.mean().real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7e-8 en 37000 itérations (approximativement), puis stationn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APRES-MIDI</text:p>
          </table:table-cell>
        </table:table-row>
        <table:table-row table:style-name="ro4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0,'n_iter':60000,'gamma':0.101,'alpha':0.602,'A':6e3,</text:p>
            <text:p>      'comp':False} </text:p>
            <text:p/>
            <text:p>Paramètres a et c modifiés :</text:p>
            <text:p>Test_SPSA.c*=1e-12</text:p>
            <text:p>Test_SPSA.a*=SPM_obj.Y_eta.mean().real/2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2e-7 en 9000 itérations (approximativement), puis converge lentement de façon extrêmement bruité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APRES-MIDI</text:p>
          </table:table-cell>
        </table:table-row>
        <table:table-row table:style-name="ro4">
          <table:table-cell office:value-type="string" calcext:value-type="string">
            <text:p>Object SPSA real vectors</text:p>
          </table:table-cell>
          <table:table-cell office:value-type="string" calcext:value-type="string">
            <text:p>28/06/2018 ( Non-git)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0,'n_iter':60000,'gamma':0.101,'alpha':0.602,'A':6e3,</text:p>
            <text:p>      'comp':False} </text:p>
            <text:p/>
            <text:p>Paramètres a et c modifiés :</text:p>
            <text:p>Test_SPSA.c*=1e-12</text:p>
            <text:p>Test_SPSA.a*=SPM_obj.Y_eta.mean().real/2000.</text:p>
            <text:p/>
            <text:p>Fait avec la version du 27/06/2018, modifiée pour géré le vecteur d'entrée comme réel et non complexe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5e-8 en 47000 itérations (approximativement), puis converge lentement de façon extrêmement bruité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8_06/GRAPHIQUES/Coupling_SPSA_Serpent_de_Mer_real_vectors/APRES-MIDI</text:p>
          </table:table-cell>
        </table:table-row>
        <table:table-row table:style-name="ro5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0,'n_iter':60000,'gamma':0.101,'alpha':0.602,'A':6e3,</text:p>
            <text:p>      'comp':False} </text:p>
            <text:p/>
            <text:p>Paramètres a et c modifiés :</text:p>
            <text:p>Test_SPSA.c*=1e-12</text:p>
            <text:p>Test_SPSA.a*=SPM_obj.Y_eta.mean().real/2000.</text:p>
            <text:p/>
            <text:p># Modifying it to remove the corner values that are not to influence the</text:p>
            <text:p># Solution</text:p>
            <text:p/>
            <text:p>Test_SPSA.a[0,0]=0.</text:p>
            <text:p>Test_SPSA.a[19,19]=0.</text:p>
            <text:p>Test_SPSA.a[56,56]=0.</text:p>
            <text:p>Test_SPSA.a[75,75]=0.</text:p>
            <text:p/>
            <text:p>Fait avec la version du 28/06/2018, modifiée pour géré le vecteur d'entrée comme réel et non complexe, gérant l'animation et avec une comparaison en assimilation totale ( Coupling_SPSA_Serpent_de_Mer_real_vectors_anim.py, 29/06)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0 en 16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5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Test_SPSA.a*=SPM_obj.Y_eta.mean().real/2000.</text:p>
            <text:p/>
            <text:p># Modifying it to remove the corner values that are not to influence the</text:p>
            <text:p># Solution</text:p>
            <text:p/>
            <text:p>Test_SPSA.a[0,0]=0.</text:p>
            <text:p>Test_SPSA.a[19,19]=0.</text:p>
            <text:p>Test_SPSA.a[56,56]=0.</text:p>
            <text:p>Test_SPSA.a[75,75]=0.</text:p>
            <text:p/>
            <text:p>Fait avec la version du 28/06/2018, modifiée pour géré le vecteur d'entrée comme réel et non complexe, gérant l'animation et avec une comparaison en assimilation totale ( Coupling_SPSA_Serpent_de_Mer_real_vectors_anim.py, 29/06)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6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Test_SPSA.a*=SPM_obj.Y_eta.mean().real/2000.</text:p>
            <text:p/>
            <text:p># Modifying it to remove the corner values that are not to influence the</text:p>
            <text:p># Solution</text:p>
            <text:p/>
            <text:p>Test_SPSA.c[0]=1e12</text:p>
            <text:p>Test_SPSA.c[19]=1e12</text:p>
            <text:p>Test_SPSA.c[56]=1e12</text:p>
            <text:p>Test_SPSA.c[75]=1e12</text:p>
            <text:p/>
            <text:p/>
            <text:p>Fait avec la version du 28/06/2018, modifiée pour géré le vecteur d'entrée comme réel et non complexe, gérant l'animation et avec une comparaison en assimilation totale ( Coupling_SPSA_Serpent_de_Mer_real_vectors_anim.py, 29/06)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7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Test_SPSA.a*=SPM_obj.Y_eta.mean().real/20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A modifications</text:p>
            <text:p>Test_SPSA.a[0,0]=0.</text:p>
            <text:p>Test_SPSA.a[19,19]=0.</text:p>
            <text:p>Test_SPSA.a[56,56]=0.</text:p>
            <text:p>Test_SPSA.a[75,75]=0.</text:p>
            <text:p/>
            <text:p/>
            <text:p>Fait avec la version du 28/06/2018, modifiée pour géré le vecteur d'entrée comme réel et non complexe, gérant l'animation et avec une comparaison en assimilation totale ( Coupling_SPSA_Serpent_de_Mer_real_vectors_anim.py, 29/06)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8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</text:p>
            <text:p>Test_SPSA.a[20,1]=1.</text:p>
            <text:p>Test_SPSA.a[18,21]=1.</text:p>
            <text:p>Test_SPSA.a[21,18]=1.</text:p>
            <text:p>Test_SPSA.a[54,57]=1.</text:p>
            <text:p>Test_SPSA.a[57,54]=1.</text:p>
            <text:p>Test_SPSA.a[55,74]=1.</text:p>
            <text:p>Test_SPSA.a[74,55]=1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/>
            <text:p>Fait avec la version du 28/06/2018, modifiée pour géré le vecteur d'entrée comme réel et non complexe, gérant l'animation et avec une comparaison en assimilation totale ( Coupling_SPSA_Serpent_de_Mer_real_vectors_anim.py, 29/06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9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/>
            <text:p>Test_SPSA.a[76,95]=1. # Lower left</text:p>
            <text:p>Test_SPSA.a[95,76]=1.</text:p>
            <text:p>Test_SPSA.a[93,96]=1. # Lower right</text:p>
            <text:p>Test_SPSA.a[96,93]=1.</text:p>
            <text:p>Test_SPSA.a[129,132]=1. # Upper left</text:p>
            <text:p>Test_SPSA.a[132,129]=1.</text:p>
            <text:p>Test_SPSA.a[130,149]=1. # Upper right</text:p>
            <text:p>Test_SPSA.a[149,130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/>
            <text:p>Fait avec la version du 28/06/2018, modifiée pour géré le vecteur d'entrée comme réel et non complexe, gérant l'animation et avec une comparaison en assimilation totale ( Coupling_SPSA_Serpent_de_Mer_real_vectors_anim.py, 29/06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2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10">
          <table:table-cell office:value-type="string" calcext:value-type="string">
            <text:p>Object SPSA real vectors</text:p>
          </table:table-cell>
          <table:table-cell office:value-type="string" calcext:value-type="string">
            <text:p>29/06/2018 ( Non-git), avec animation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/>
            <text:p>Fait avec la version du 28/06/2018, modifiée pour géré le vecteur d'entrée comme réel et non complexe, gérant l'animation et avec une comparaison en assimilation totale ( Coupling_SPSA_Serpent_de_Mer_real_vectors_anim.py, 29/06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/MATIN</text:p>
          </table:table-cell>
        </table:table-row>
        <table:table-row table:style-name="ro11">
          <table:table-cell office:value-type="string" calcext:value-type="string">
            <text:p>Object SPSA real vectors moyennée</text:p>
          </table:table-cell>
          <table:table-cell office:value-type="string" calcext:value-type="string">
            <text:p>29/06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ean(2) # Taking 2 iterations for the mean procedure. </text:p>
            <text:p/>
            <text:p>Fait avec la version du 28/06/2018, modifiée pour géré le vecteur d'entrée comme réel et non complexe, gérant l'animation et avec une comparaison en assimilation totale ( Coupling_SPSA_Serpent_de_Mer_real_vectors_anim_mean.py, 29/06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9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N_18/29_06/GRAPHIQUES/Coupling_SPSA_Serpent_de_Mer_real_vectors_with_anim_Mean/APRES-MIDI</text:p>
          </table:table-cell>
        </table:table-row>
        <table:table-row table:style-name="ro11">
          <table:table-cell office:value-type="string" calcext:value-type="string">
            <text:p>Object SPSA real vectors moyennée</text:p>
          </table:table-cell>
          <table:table-cell office:value-type="string" calcext:value-type="string">
            <text:p>29/06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ean(4) # Taking 4 iterations for the mean procedure. </text:p>
            <text:p/>
            <text:p>Fait avec la version du 28/06/2018, modifiée pour géré le vecteur d'entrée comme réel et non complexe, gérant l'animation et avec une comparaison en assimilation totale ( Coupling_SPSA_Serpent_de_Mer_real_vectors_anim_mean.py, 29/06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9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2_06/GRAPHIQUES/MATIN/Coupling_SPSA_Serpent_de_Mer_real_vectors_with_anim_Mean</text:p>
          </table:table-cell>
        </table:table-row>
        <table:table-row table:style-name="ro11">
          <table:table-cell office:value-type="string" calcext:value-type="string">
            <text:p>Object SPSA real vectors avec momentum</text:p>
          </table:table-cell>
          <table:table-cell office:value-type="string" calcext:value-type="string">
            <text:p>02/07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omentum(mom_coeff=0.9) # Momentum version of the SPSA, with the basic parameter</text:p>
            <text:p/>
            <text:p>Fait avec la version du 02/07/2018, modifiée pour géré le vecteur d'entrée comme réel et non complexe, gérant l'animation et avec une comparaison en assimilation totale. De plus une version avec momentum de la SPSA ( prenant donc en compte la dernière itération du gradient dans la nouvelle estimation du gradient) a été utilisée. ( Coupling_SPSA_Serpent_de_Mer_momentum.py, 02/07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9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2_06/GRAPHIQUES/MATIN/Coupling_SPSA_Serpent_de_Mer_real_vectors_with_anim_Mean</text:p>
          </table:table-cell>
        </table:table-row>
        <table:table-row table:style-name="ro11">
          <table:table-cell office:value-type="string" calcext:value-type="string">
            <text:p>Object SPSA real vectors avec momentum</text:p>
          </table:table-cell>
          <table:table-cell office:value-type="string" calcext:value-type="string">
            <text:p>02/07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omentum(mom_coeff=0.9) # Momentum version of the SPSA, with the basic parameter</text:p>
            <text:p/>
            <text:p>Fait avec la version du 02/07/2018, modifiée pour géré le vecteur d'entrée comme réel et non complexe, gérant l'animation et avec une comparaison en assimilation totale. De plus une version avec momentum de la SPSA ( prenant donc en compte la dernière itération du gradient dans la nouvelle estimation du gradient) a été utilisée. ( Coupling_SPSA_Serpent_de_Mer_momentum.py, 02/07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2_06/GRAPHIQUES/MATIN/Coupling_SPSA_Serpent_de_Mer_Momentum</text:p>
          </table:table-cell>
        </table:table-row>
        <table:table-row table:style-name="ro11">
          <table:table-cell office:value-type="string" calcext:value-type="string">
            <text:p>Object SPSA real vectors avec momentum</text:p>
          </table:table-cell>
          <table:table-cell office:value-type="string" calcext:value-type="string">
            <text:p>02/07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omentum(mom_coeff=0.9) # Momentum version of the SPSA</text:p>
            <text:p/>
            <text:p>Fait avec la version du 02/07/2018, modifiée pour géré le vecteur d'entrée comme réel et non complexe, gérant l'animation et avec une comparaison en assimilation totale. De plus une version avec momentum de la SPSA ( prenant donc en compte la dernière itération du gradient dans la nouvelle estimation du gradient) a été utilisée. ( Coupling_SPSA_Serpent_de_Mer_momentum.py, 02/07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2_06/GRAPHIQUES/MATIN/Coupling_SPSA_Serpent_de_Mer_Momentum</text:p>
          </table:table-cell>
        </table:table-row>
        <table:table-row table:style-name="ro11">
          <table:table-cell office:value-type="string" calcext:value-type="string">
            <text:p>Object SPSA real vectors avec momentum</text:p>
          </table:table-cell>
          <table:table-cell office:value-type="string" calcext:value-type="string">
            <text:p>02/07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omentum(mom_coeff=1.5) # Momentum version of the SPSA</text:p>
            <text:p/>
            <text:p>Fait avec la version du 02/07/2018, modifiée pour géré le vecteur d'entrée comme réel et non complexe, gérant l'animation et avec une comparaison en assimilation totale. De plus une version avec momentum de la SPSA ( prenant donc en compte la dernière itération du gradient dans la nouvelle estimation du gradient) a été utilisée. ( Coupling_SPSA_Serpent_de_Mer_momentum.py, 02/07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2_06/GRAPHIQUES/MATIN/Coupling_SPSA_Serpent_de_Mer_Momentum</text:p>
          </table:table-cell>
        </table:table-row>
        <table:table-row table:style-name="ro11">
          <table:table-cell office:value-type="string" calcext:value-type="string">
            <text:p>Object SPSA real vectors avec momentum</text:p>
          </table:table-cell>
          <table:table-cell office:value-type="string" calcext:value-type="string">
            <text:p>02/07/2018 ( Non-git), avec animation et moyenn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momentum(mom_coeff=0.) # Momentum version of the SPSA</text:p>
            <text:p/>
            <text:p>Fait avec la version du 02/07/2018, modifiée pour géré le vecteur d'entrée comme réel et non complexe, gérant l'animation et avec une comparaison en assimilation totale. De plus une version avec momentum de la SPSA ( prenant donc en compte la dernière itération du gradient dans la nouvelle estimation du gradient) a été utilisée. ( Coupling_SPSA_Serpent_de_Mer_momentum.py, 02/07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2_06/GRAPHIQUES/MATIN/Coupling_SPSA_Serpent_de_Mer_Momentum</text:p>
          </table:table-cell>
        </table:table-row>
        <table:table-row table:style-name="ro11">
          <table:table-cell office:value-type="string" calcext:value-type="string">
            <text:p>Object SPSA real vectors avec pas adaptatif (v1)</text:p>
          </table:table-cell>
          <table:table-cell office:value-type="string" calcext:value-type="string">
            <text:p>03/07/2018 ( Non-git), avec animation et moyenne et pas adaptatif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adaptative_step_size() </text:p>
            <text:p/>
            <text:p>Fait avec la version du 28/06/2018, modifiée pour géré le vecteur d'entrée comme réel et non complexe, gérant l'animation et avec une comparaison en assimilation totale. On utilise une méthode pour rendre le gain adaptatif  ( Coupling_SPSA_Serpent_de_Mer_adaptative_SPSA.py, 03/07). </text:p>
          </table:table-cell>
          <table:table-cell/>
          <table:table-cell office:value-type="string" calcext:value-type="string">
            <text:p>Triplicat</text:p>
          </table:table-cell>
          <table:table-cell office:value-type="string" calcext:value-type="string">
            <text:p>Fct de cout passe de 4e-5 à 1e-18 en 60000 itérations (approximativement)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3_07/GRAPHIQUES/Coupling_SPSA_Serpent_De_Mer_adaptative_SPSA_v1</text:p>
          </table:table-cell>
        </table:table-row>
        <table:table-row table:style-name="ro12">
          <table:table-cell office:value-type="string" calcext:value-type="string">
            <text:p>Object SPSA real vectors avec pas adaptatif (v2)</text:p>
          </table:table-cell>
          <table:table-cell office:value-type="string" calcext:value-type="string">
            <text:p>03/07/2018 ( Non-git), avec animation et moyenne et pas adaptatif de taille variabl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adaptative_step_size(mult_size=50.( ou 500.,5000. et 50000.))</text:p>
            <text:p/>
            <text:p>Fait avec la version du 28/06/2018, modifiée pour géré le vecteur d'entrée comme réel et non complexe, gérant l'animation et avec une comparaison en assimilation totale. On utilise une méthode pour rendre le gain adaptatif  ( Coupling_SPSA_Serpent_de_Mer_adaptative_SPSA_v2.py, 03/07). </text:p>
          </table:table-cell>
          <table:table-cell/>
          <table:table-cell office:value-type="string" calcext:value-type="string">
            <text:p>Quatre essais pour voir l’impact du paramètre sur la convergence</text:p>
          </table:table-cell>
          <table:table-cell office:value-type="string" calcext:value-type="string">
            <text:p>Fct de cout passe de 4e-5 à 1e-18 en 60000 itérations, bruit qui augmente avec la valeur de mult_siz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3_07/GRAPHIQUES/Coupling_SPSA_Serpent_De_Mer_adaptative_SPSA_v2</text:p>
          </table:table-cell>
        </table:table-row>
        <table:table-row table:style-name="ro13">
          <table:table-cell office:value-type="string" calcext:value-type="string">
            <text:p>Object SPSA real vectors avec un gradient conjugué</text:p>
          </table:table-cell>
          <table:table-cell office:value-type="string" calcext:value-type="string">
            <text:p>03/07/2018 ( Non-git), avec animation et moyenne et pas adaptatif de taille variabl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adaptative_step_size() </text:p>
            <text:p/>
            <text:p># Estimation de gradient conjugué </text:p>
            <text:p/>
            <text:p>            # Adapting step size</text:p>
            <text:p>            if self.k_grad==1:</text:p>
            <text:p>               # First estimation of the gradient</text:p>
            <text:p>               grad_k=self.grad() # Estimation</text:p>
            <text:p>               conj_grad=-grad_k.copy() # Estimation used for computation</text:p>
            <text:p>            else :</text:p>
            <text:p>               # Computing the new gradient</text:p>
            <text:p>               grad_k=self.grad()</text:p>
            <text:p>               # Computing the multiplicative factor</text:p>
            <text:p>               gamma=np.dot(grad_k,grad_k-grad_k_1)/ \</text:p>
            <text:p>                   np.dot(conj_grad,grad_k-grad_k_1)</text:p>
            <text:p>               # And the new estimation used for computation</text:p>
            <text:p>               conj_grad=gamma*conj_grad-grad_k</text:p>
            <text:p/>
            <text:p>            # Modifiying a</text:p>
            <text:p>            self.Y+= np.dot(self.a,conj_grad) # Be careful, sign changing here!</text:p>
            <text:p/>
            <text:p>           # Saving the gradient</text:p>
            <text:p>             grad_k_1=grad_k.copy()</text:p>
            <text:p/>
            <text:p>Fait avec la version du 03/07/2018, modifiée pour utiliser une méthode de gradient conjugué. ( Coupling_SPSA_Serpent_de_Mer_Conjugate_gradient_SPSA.py, 03/07). </text:p>
          </table:table-cell>
          <table:table-cell/>
          <table:table-cell office:value-type="string" calcext:value-type="string">
            <text:p>Quatre essais pour voir l’impact du paramètrage de gamma sur la convergence</text:p>
          </table:table-cell>
          <table:table-cell office:value-type="string" calcext:value-type="string">
            <text:p>Diverge franchement, sauf pour l’essai 4, Encore en cours de test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3_07/GRAPHIQUES/Coupling_SPSA_Serpent_De_Mer_Conjugate_Gradient_SPSA_v2</text:p>
          </table:table-cell>
        </table:table-row>
        <table:table-row table:style-name="ro14">
          <table:table-cell office:value-type="string" calcext:value-type="string">
            <text:p>Object SPSA real vectors avec un gradient conjugué</text:p>
          </table:table-cell>
          <table:table-cell office:value-type="string" calcext:value-type="string">
            <text:p>04/07/2018 ( Non-git), avec animation et moyenne et pas adaptatif de taille variabl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conjugate_gradient() </text:p>
            <text:p/>
            <text:p># Estimation de gradient conjugué </text:p>
            <text:p/>
            <text:p>### ATTENTION ####</text:p>
            <text:p> Ici j'ai supprimé l'update de a</text:p>
            <text:p>#################</text:p>
            <text:p/>
            <text:p>            # Adapting step size</text:p>
            <text:p>            if self.k_grad==1:</text:p>
            <text:p>               # First estimation of the gradient</text:p>
            <text:p>               grad_k=self.grad() # Estimation</text:p>
            <text:p>               conj_grad=-grad_k.copy() # Estimation used for computation</text:p>
            <text:p>            else :</text:p>
            <text:p>               # Computing the new gradient</text:p>
            <text:p>               grad_k=self.grad()</text:p>
            <text:p>               # Computing the multiplicative factor</text:p>
            <text:p>               gamma=np.dot(grad_k,grad_k-grad_k_1)/np.dot(grad_k_1,grad_k_1)</text:p>
            <text:p>               # And the new estimation used for computation</text:p>
            <text:p>               conj_grad=gamma*conj_grad-grad_k</text:p>
            <text:p/>
            <text:p>            # Modifiying a</text:p>
            <text:p>            Test_a=self.a*np.dot(grad_k,grad_k)/np.dot(conj_grad,conj_grad)</text:p>
            <text:p>            self.Y+= np.dot(Test_a,conj_grad) # Be careful, sign changing here!</text:p>
            <text:p/>
            <text:p>           # Saving the gradient</text:p>
            <text:p>             grad_k_1=grad_k.copy()</text:p>
            <text:p/>
            <text:p>Fait avec la version du 03/07/2018, modifiée pour utiliser une méthode de gradient conjugué. ( Coupling_SPSA_Serpent_de_Mer_Conjugate_gradient_SPSA.py, 03/07). </text:p>
          </table:table-cell>
          <table:table-cell/>
          <table:table-cell table:number-columns-repeated="2" office:value-type="string" calcext:value-type="string">
            <text:p>Quatre essais pour voir l’impact du paramètrage de gamma sur la convergenc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4_07/GRAPHIQUES/Coupling_SPSA_Serpent_De_Mer_Conjugate_Gradient_SPSA</text:p>
          </table:table-cell>
        </table:table-row>
        <table:table-row table:style-name="ro15">
          <table:table-cell office:value-type="string" calcext:value-type="string">
            <text:p>Object SPSA real vectors avec une direction stochastique</text:p>
          </table:table-cell>
          <table:table-cell office:value-type="string" calcext:value-type="string">
            <text:p>04/07/2018 ( Non-git), avec direction stochastique</text:p>
          </table:table-cell>
          <table:table-cell office:value-type="string" calcext:value-type="string">
            <text:p>Serpent de Mer</text:p>
          </table:table-cell>
          <table:table-cell office:value-type="string" calcext:value-type="string">
            <text:p>26/06/2018 (GIT)</text:p>
          </table:table-cell>
          <table:table-cell office:value-type="string" calcext:value-type="string">
            <text:p>Paramètres SPM : SPM_obj.set_grid_manually(20,20,dx=200.,dy=200.), solveur en eta</text:p>
            <text:p/>
            <text:p>args={'Y':np.zeros(SPM_obj.Y_eta.size*2),'cost_func':Cost_func,</text:p>
            <text:p>      'tol':1e-19,'n_iter':60000,'gamma':0.101,'alpha':0.602,'A':6e3,</text:p>
            <text:p>      'comp':False} </text:p>
            <text:p/>
            <text:p>Paramètres a et c modifiés :</text:p>
            <text:p>Test_SPSA.c*=1e-12</text:p>
            <text:p># A modifications for covariance, everything is symmetric here</text:p>
            <text:p>Test_SPSA.a[1,20]=1. # Lower left</text:p>
            <text:p>Test_SPSA.a[20,1]=1.</text:p>
            <text:p>Test_SPSA.a[18,21]=1. # Lower right</text:p>
            <text:p>Test_SPSA.a[21,18]=1.</text:p>
            <text:p>Test_SPSA.a[54,57]=1. # Upper left</text:p>
            <text:p>Test_SPSA.a[57,54]=1.</text:p>
            <text:p>Test_SPSA.a[55,74]=1. # Upper right</text:p>
            <text:p>Test_SPSA.a[74,55]=1. # Upper right</text:p>
            <text:p/>
            <text:p>Test_SPSA.a[77,96]=1. # Lower left</text:p>
            <text:p>Test_SPSA.a[96,77]=1.</text:p>
            <text:p>Test_SPSA.a[94,97]=1. # Lower right</text:p>
            <text:p>Test_SPSA.a[97,94]=1.</text:p>
            <text:p>Test_SPSA.a[130,133]=1. # Upper left</text:p>
            <text:p>Test_SPSA.a[133,130]=1.</text:p>
            <text:p>Test_SPSA.a[131,150]=1. # Upper right</text:p>
            <text:p>Test_SPSA.a[150,131]=1. # For imaginary part only</text:p>
            <text:p/>
            <text:p># I took advantage of the fact that my Poisson operator in the present problem</text:p>
            <text:p># I entirely real, so I not have to care about the real part/ imaginary part </text:p>
            <text:p># Coupling that might have arisen.</text:p>
            <text:p># For the size order</text:p>
            <text:p>Test_SPSA.a*=SPM_obj.Y_eta.mean().real/200.</text:p>
            <text:p/>
            <text:p># Modifying it to remove the corner values that are not to influence the</text:p>
            <text:p># Solution</text:p>
            <text:p/>
            <text:p># C modifications</text:p>
            <text:p>Test_SPSA.c[0]=1e12</text:p>
            <text:p>Test_SPSA.c[19]=1e12</text:p>
            <text:p>Test_SPSA.c[56]=1e12</text:p>
            <text:p>Test_SPSA.c[75]=1e12</text:p>
            <text:p/>
            <text:p># Version of SPSA</text:p>
            <text:p>Test_SPSA.SPSA_stochastic_direction(batch_size=20) </text:p>
            <text:p/>
            <text:p>Fait avec la version du 04/07/2018, modifiée pour utiliser une méthode de sélection stochastique de directions ( Coupling_SPSA_Serpent_de_Mer_Stochastic_Direction_SPSA.py, 04/07). </text:p>
          </table:table-cell>
          <table:table-cell/>
          <table:table-cell office:value-type="string" calcext:value-type="string">
            <text:p>Essai pour voir l’impact du nombre de paramètre dans une direction sur la convergence</text:p>
          </table:table-cell>
          <table:table-cell office:value-type="string" calcext:value-type="string">
            <text:p>Quatre essais pour voir l’impact du paramètrage de gamma sur la convergence</text:p>
          </table:table-cell>
          <table:table-cell office:value-type="string" calcext:value-type="string">
            <text:p>G. Koenig</text:p>
          </table:table-cell>
          <table:table-cell office:value-type="string" calcext:value-type="string">
            <text:p>Ordinateur de Guillaume : /home/koenig.g/These/1ERE_ANNEE/JUILLET_18/04_07/GRAPHIQUES/Coupling_SPSA_Serpent_De_Mer_Stochastic_Direction_SP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14:42:32.033927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6:23:13.762508572</meta:creation-date>
    <dc:date>2018-07-04T14:50:28.516263012</dc:date>
    <meta:editing-duration>PT19M28S</meta:editing-duration>
    <meta:editing-cycles>5</meta:editing-cycles>
    <meta:generator>LibreOffice/5.1.6.2$Linux_X86_64 LibreOffice_project/10m0$Build-2</meta:generator>
    <meta:document-statistic meta:table-count="1" meta:cell-count="405" meta:object-count="0"/>
  </office:meta>
</office:document-meta>
</file>